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25da9" officeooo:paragraph-rsid="00025da9"/>
    </style:style>
    <style:style style:name="P2" style:family="paragraph" style:parent-style-name="Standard">
      <style:paragraph-properties fo:text-align="start" style:justify-single-word="false"/>
      <style:text-properties officeooo:rsid="00025da9" officeooo:paragraph-rsid="00025da9"/>
    </style:style>
    <style:style style:name="P3" style:family="paragraph" style:parent-style-name="Text_20_body">
      <style:text-properties officeooo:rsid="00036de8" officeooo:paragraph-rsid="00036de8"/>
    </style:style>
    <style:style style:name="P4" style:family="paragraph" style:parent-style-name="Text_20_body">
      <style:text-properties officeooo:rsid="00061eb4" officeooo:paragraph-rsid="00061eb4"/>
    </style:style>
    <style:style style:name="P5" style:family="paragraph" style:parent-style-name="Text_20_body">
      <style:text-properties officeooo:rsid="0006daef" officeooo:paragraph-rsid="0006daef"/>
    </style:style>
    <style:style style:name="P6" style:family="paragraph" style:parent-style-name="Standard">
      <style:paragraph-properties fo:text-align="start" style:justify-single-word="false"/>
      <style:text-properties officeooo:rsid="00025da9" officeooo:paragraph-rsid="00025da9"/>
    </style:style>
    <style:style style:name="P7" style:family="paragraph" style:parent-style-name="Heading_20_2">
      <style:paragraph-properties fo:text-align="end" style:justify-single-word="false"/>
    </style:style>
    <style:style style:name="T1" style:family="text">
      <style:text-properties officeooo:rsid="00025da9"/>
    </style:style>
    <style:style style:name="T2" style:family="text">
      <style:text-properties officeooo:rsid="00036de8"/>
    </style:style>
    <style:style style:name="T3" style:family="text">
      <style:text-properties officeooo:rsid="000729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Beágyzott rendszerek szoftvertechnológiája</text:h>
      <text:h text:style-name="P7" text:outline-level="2">Házi feladat specifikáció</text:h>
      <text:h text:style-name="P7" text:outline-level="2">Stratégiai játék</text:h>
      <text:p text:style-name="P1"/>
      <text:h text:style-name="Heading_20_4" text:outline-level="4">A játék <text:span text:style-name="T1">leírása:</text:span></text:h>
      <text:p text:style-name="Text_20_body"/>
      <text:p text:style-name="P2">A megvalósítani kívánt játék egy Battle for Wesnoth/Panzer General jellegű körökre osztott stratégia “táblás” játék. A játékosok megadott induló egységekkel rendelkeznek és ezek optimális felhasználásával kívánnak nyerni. <text:span text:style-name="T2">Egy körben egy egység egyszer mozdítható, a kör végét a játékos jelzi. A másik játékos eközben szinkronban láthatja a táblán történő változásokat. A győzelmi feltétel meghatározott mezők minnél hosszab ideig történő birtoklása, vagy az ellenség megsemmisítése. Mind a mezők mind az egységek különfélék lehenek, ennek megfelelően más paraméterekkel rendelkeznek (mező pl lehet átjárhatatan, míg egységek különbözhetnek mozgásikban).</text:span></text:p>
      <text:p text:style-name="Standard"/>
      <text:p text:style-name="Standard">Alapvetően 3 egységtípus lesz: lovas, íjász, lándzsás.  A lovas egy körben 2 mezőt tud mozogni, az íjász 2 mezőre is el tud lőni, a lándzsásnak pedig több élete van. Minden egységtípusnak  van egy gyengesége, és erőssége. A lovas gyorsan le tudja ütni az íjászt, az íjász a lándzsást, és a lándzsás a lovast. Ezekben rejlik az egységek gyengesége, és erőssége. A sebzés véletlenszerű, dobókocka jellegű, azzal a feltétellel, hogy 6-os esetén újra lehet "dobni" a nagyobb sebzésért. Ha olyan egységet támadunk ami "gyengébb" mint a miénk, akkor előbb a másik egység szenvedi el a sérülést, azután pedig a mi egységünk. Ha ez nem teljesül(támadó egység nem élvez előnyt a védekezőhöz képest), akkor pedig mind a két egység egyszerre sérül. Az egységek közötti egyensúly miatt a képességek, és értékek a későbbiekben még változhatnak.</text:p>
      <text:p text:style-name="P2"/>
      <text:h text:style-name="Heading_20_4" text:outline-level="4">Szoftverarchitektúra</text:h>
      <text:p text:style-name="Text_20_body"/>
      <text:p text:style-name="Text_20_body">A játék szoftveres szempontból 3 fő egységre tagozódik:</text:p>
      <text:h text:style-name="Heading_20_6" text:outline-level="6"/>
      <text:h text:style-name="Heading_20_6" text:outline-level="6">Grafikus kezelőfelület (Elek Zoltán):</text:h>
      <text:p text:style-name="P5">A csatlakozás és a szerverindítás a felső menüsorból érhetők el. Az ablak alján egy kis chat ablak található, a játékosok közötti kommunikációhoz és a történtek leírásához. Fölötte az ablak döntő többségét elfoglaló játékterület, továbbiakban “térkép” található. A térkép hatszögletű elemekből épül fel, ezeken az egységeinket kattintással tudjuk kijelölni, majd a kilejölt egységek környezetében elszíneződnek azok a hatszögek, amelyekre támadhatunk vagy mozoghatunk. A térkép jobb oldalán egy egyszerű gombsor van. Itt helyezkednek el a további, n (ahol n később meghatározandó egész szám) körönként lehozható egységek kiválasztó gombjai, és a kör vége, várakozás, védekezés gombok.</text:p>
      <text:h text:style-name="Heading_20_6" text:outline-level="6"><text:soft-page-break/></text:h>
      <text:h text:style-name="Heading_20_6" text:outline-level="6">Kommunikáció a játékosok között (Marton Dániel):</text:h>
      <text:p text:style-name="P3">A 2 játékos között TCP/IP-n történik a kommunikáció. Egy gép a szerver szerepét tölti be míg a másik a klienset. Minden táblán történú számítást a szerver végez a kliens felé a aktuális állapotát közli. A játékosok egymással szöveges felületen, chatszerűen komunikálhatnak.</text:p>
      <text:h text:style-name="Heading_20_6" text:outline-level="6"/>
      <text:h text:style-name="Heading_20_6" text:outline-level="6">Játéklogika és adatstruktúrák (Tóth János):</text:h>
      <text:p text:style-name="P4">Az egységek és a mezők különböző objektumokban tárolódnak, amelyekkel felépíthető a játék struktúrája. Az mező objektumok összesége alkotja meg a játék során használandó térképet, míg a csapatokat az egységek összesége alkotja. A különböző egységek különböző előnyöket élvezhetnek (pl.:kettő mezőt léphet egy körben), amelyeket felhasználva különböző stratégiákat lehet kitalálni. <text:span text:style-name="T3">A játék elején inicializálódik a teljes térkép, a csapatokkal együtt, majd kisorsolódik, hogy ki kezd. A továbbiakban körkörösen lehet lépni, és minden kör végén ellenőrzi a játék végét jelző feltételek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i </meta:initial-creator>
    <meta:creation-date>2015-03-03T08:27:49.245110508</meta:creation-date>
    <dc:date>2015-03-06T10:11:07.238175935</dc:date>
    <dc:creator>mdi </dc:creator>
    <meta:editing-duration>PT21M50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14" meta:word-count="463" meta:character-count="3329" meta:non-whitespace-character-count="2878"/>
  </office:meta>
</office:document-meta>
</file>